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LIGAZÓN</text:p>
          </table:table-cell>
        </table:table-row>
        <table:table-row table:style-name="ro1">
          <table:table-cell office:value-type="string" calcext:value-type="string">
            <text:p>Raspberry Pi 400</text:p>
          </table:table-cell>
          <table:table-cell office:value-type="string" calcext:value-type="string">
            <text:p><text:a xlink:href="https://www.amazon.es/Raspberry-Modelo-Cortex-A72-1-50GHz-Bluetooth/dp/B0CJ4XHZ4G/ref=sr_1_1_sspa?__mk_es_ES=ÅMÅŽÕÑ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" xlink:type="simple">https://www.amazon.es/Raspberry-Modelo-Cortex-A72-1-50GHz-Bluetooth/dp/B0CJ4XHZ4G/ref=sr_1_1_sspa?__mk_es_ES=ÅMÅŽÕÑ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https://www.amazon.es/KEYESTUDIO-Desarrollo-Compatible-Bluetooth-Arduino/dp/B0BHZ8H6LM/ref=sr_1_1?__mk_es_ES=%C3%85M%C3%85%C5%BD%C3%95%C3%91&amp;crid=1MCGB7IZI63UL&amp;keywords=keyestudio+esp32+wrover&amp;qid=1682315390&amp;sprefix=keyestudio+esp32+wrover%2Caps%2C92&amp;sr=8-1</text:a>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https://www.amazon.es/AZDelivery-KY-015-M%C3%B3dulo-temperatura-incluido/dp/B089W8DB5P/ref=sr_1_1_sspa?__mk_es_ES=%C3%85M%C3%85%C5%BD%C3%95%C3%91&amp;crid=3LP2MG7IXVATF&amp;keywords=dht11&amp;qid=1682315691&amp;sprefix=dht11%2Caps%2C107&amp;sr=8-1-spons&amp;sp_csd=d2lkZ2V0TmFtZT1zcF9hdGY&amp;psc=1&amp;smid=A1X7QLRQH87QA3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https://www.amazon.es/M%C3%B3dulo-Fotosensible-detecci%C3%B3n-Fotorresistencia-Arduino/dp/B00VUQ6CU0/ref=sr_1_18?__mk_es_ES=%C3%85M%C3%85%C5%BD%C3%95%C3%91&amp;crid=22WX5P64TV9KI&amp;keywords=sensor+luz+arduino&amp;qid=1682315731&amp;sprefix=sensor+luz+arduino%2Caps%2C116&amp;sr=8-18</text:a></text:p>
          </table:table-cell>
        </table:table-row>
        <table:table-row table:style-name="ro1">
          <table:table-cell office:value-type="string" calcext:value-type="string">
            <text:p>Sensor PIR</text:p>
          </table:table-cell>
          <table:table-cell office:value-type="string" calcext:value-type="string">
            <text:p><text:a xlink:href="https://www.amazon.es/AZDelivery-ultrasónico-hc-SR04-telémetro-Raspberry/dp/B07V6BY66P/ref=sr_1_1_sspa?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" xlink:type="simple">https://www.amazon.es/AZDelivery-ultras%C3%B3nico-hc-SR04-tel%C3%A9metro-Raspberry/dp/B07V6BY66P/ref=sr_1_1_sspa?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<text:a xlink:href="https://www.amazon.es/AZDelivery-pulsador-Módulo-Interruptor-Arduino/dp/B07DPSMRJ6/ref=sr_1_1_sspa?__mk_es_ES=ÅMÅŽÕÑ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%2Barduino&amp;qid=1716896509&amp;sprefix=boton%2Barduino%2Caps%2C134&amp;sr=8-1-spons&amp;sp_csd=d2lkZ2V0TmFtZT1zcF9hdGY&amp;th=1" xlink:type="simple">https://www.amazon.es/AZDelivery-pulsador-M%C3%B3dulo-Interruptor-Arduino/dp/B07DPSMRJ6/ref=sr_1_1_sspa?__mk_es_ES=%C3%85M%C3%85%C5%BD%C3%95%C3%91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%2Barduino&amp;qid=1716896509&amp;sprefix=boton%2Barduino%2Caps%2C134&amp;sr=8-1-spons&amp;sp_csd=d2lkZ2V0TmFtZT1zcF9hdGY&amp;th=1</text:a>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<text:a xlink:href="https://www.amazon.es/ARCELI-KY-019-Módulo-Shield-arduino/dp/B07BVXT1ZK/ref=sr_1_5?__mk_es_ES=ÅMÅŽÕÑ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" xlink:type="simple">https://www.amazon.es/ARCELI-KY-019-M%C3%B3dulo-Shield-arduino/dp/B07BVXT1ZK/ref=sr_1_5?__mk_es_ES=%C3%85M%C3%85%C5%BD%C3%95%C3%91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</text:a>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<text:a xlink:href="https://www.amazon.es/GeeekPi-ventiladores-refrigeraci-silenciosos-ventilador/dp/B0CL41RG93/ref=sr_1_8?__mk_es_ES=ÅMÅŽÕÑ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" xlink:type="simple">https://www.amazon.es/GeeekPi-ventiladores-refrigeraci-silenciosos-ventilador/dp/B0CL41RG93/ref=sr_1_8?__mk_es_ES=%C3%85M%C3%85%C5%BD%C3%95%C3%91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https://www.amazon.es/BTF-LIGHTING-aleaci%C3%B3n-WS2812B-disipador-incorporado/dp/B088K8DVMQ/ref=sr_1_42?crid=PFSUIC77Z9BG&amp;keywords=led+rgb+ws2812b&amp;qid=1682316198&amp;sprefix=led+rgb+ws%2Caps%2C107&amp;sr=8-42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https://www.amazon.es/Queta-Airplane-Helicopter-Control-Remoto/dp/B07MPPF5CS/ref=sr_1_1_sspa?__mk_es_ES=%C3%85M%C3%85%C5%BD%C3%95%C3%91&amp;crid=362Z9IFL9XFKX&amp;keywords=servo+9g&amp;qid=1682316238&amp;sprefix=servo+9g%2Caps%2C106&amp;sr=8-1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https://www.amazon.es/M%C3%B3dulo-zumbador-Keyestudio-ks-019-Arduino-Raspberry/dp/B077JZB12Z/ref=sr_1_1?__mk_es_ES=%C3%85M%C3%85%C5%BD%C3%95%C3%91&amp;crid=3BNC0I1HF03UE&amp;keywords=buzzer+pasivo+keyestudio&amp;qid=1682316305&amp;sprefix=buzzer+pasivo+keyestudio%2Caps%2C120&amp;sr=8-1</text:a></text:p>
          </table:table-cell>
        </table:table-row>
        <table:table-row table:style-name="ro1">
          <table:table-cell office:value-type="string" calcext:value-type="string">
            <text:p>LCD 16x2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https://www.amazon.es/Freenove-Display-Compatible-Arduino-Raspberry/dp/B0B76YGDV4/ref=sr_1_3_sspa?__mk_es_ES=%C3%85M%C3%85%C5%BD%C3%95%C3%91&amp;crid=3HLZI6W2SGQK6&amp;keywords=lcd+16x2&amp;qid=1682316367&amp;sprefix=lcd+16x2%2Caps%2C104&amp;sr=8-3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Cables dupont M-F e F-F</text:p>
          </table:table-cell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https://www.amazon.es/Macho-Hembra-Macho-Macho-Hembra-Hembra-Prototipo-Protoboard/dp/B01NGTXASZ/ref=sr_1_1_sspa?__mk_es_ES=%C3%85M%C3%85%C5%BD%C3%95%C3%91&amp;crid=3OEHZBO01KX01&amp;keywords=cable+arduino&amp;qid=1682316419&amp;sprefix=cable+arduino%2Caps%2C102&amp;sr=8-1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Alimentación Raspberry</text:p>
          </table:table-cell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https://www.amazon.es/Raspberry-4596-1873425/dp/B07TMPC9FG/ref=sr_1_6?__mk_es_ES=%C3%85M%C3%85%C5%BD%C3%95%C3%91&amp;crid=22G5NR8YLANA8&amp;keywords=fuente+alimentacion+raspberry&amp;qid=1682316533&amp;sprefix=fuente+alimentacion+raspberri%2Caps%2C119&amp;sr=8-6</text:a></text:p>
          </table:table-cell>
        </table:table-row>
        <table:table-row table:style-name="ro1">
          <table:table-cell office:value-type="string" calcext:value-type="string">
            <text:p>Alimentación ESP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https://www.amazon.es/cargador%C2%AE-Adaptador-alimentaci%C3%B3n-Reemplazo-AD-1-AD-1UL/dp/B078RTSCH7/ref=sr_1_31?__mk_es_ES=%C3%85M%C3%85%C5%BD%C3%95%C3%91&amp;crid=3GYMG4ONWS10X&amp;keywords=fuente+alimentacion+7%2C5v&amp;qid=1682316586&amp;sprefix=fuente+alimentacion+7+5v%2Caps%2C109&amp;sr=8-3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2:38:52.428420272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4:13:41.851467179</meta:creation-date>
    <dc:date>2024-06-05T12:40:52.066600604</dc:date>
    <meta:editing-duration>PT11M10S</meta:editing-duration>
    <meta:editing-cycles>3</meta:editing-cycles>
    <meta:generator>LibreOffice/6.4.7.2$Linux_X86_64 LibreOffice_project/40$Build-2</meta:generator>
    <meta:document-statistic meta:table-count="1" meta:cell-count="32" meta:object-count="0"/>
  </office:meta>
</office:document-meta>
</file>